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3" svg:font-family="'Nachlieli CLM'"/>
    <style:font-face style:name="Courier New" svg:font-family="'Courier New'" style:font-adornments="Regular" style:font-pitch="fixed"/>
    <style:font-face style:name="Monospace" svg:font-family="Monospace" style:font-adornments="Regular" style:font-pitch="fixed"/>
    <style:font-face style:name="Nachlieli CLM2" svg:font-family="'Nachlieli CLM'"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use-window-font-color="true" style:font-name="David CLM" fo:font-size="12pt" fo:font-weight="normal" officeooo:rsid="048c3aee" officeooo:paragraph-rsid="048c3aee" style:font-size-asian="12pt" style:font-weight-asian="normal" style:font-name-complex="David CLM" style:font-size-complex="12pt" style:font-weight-complex="normal"/>
    </style:style>
    <style:style style:name="P4" style:family="paragraph" style:parent-style-name="Text_20_body">
      <style:text-properties style:use-window-font-color="true" style:font-name="David CLM" fo:font-size="12pt" fo:font-weight="normal" officeooo:rsid="048d5983" officeooo:paragraph-rsid="049284b6" style:font-size-asian="12pt" style:font-weight-asian="normal" style:font-name-complex="David CLM" style:font-size-complex="12pt" style:font-weight-complex="normal"/>
    </style:style>
    <style:style style:name="P5" style:family="paragraph" style:parent-style-name="Text_20_body">
      <style:text-properties style:use-window-font-color="true" style:font-name="David CLM" fo:font-size="12pt" fo:font-weight="normal" officeooo:rsid="0491e980" officeooo:paragraph-rsid="0491e980" style:font-size-asian="12pt" style:font-weight-asian="normal" style:font-name-complex="David CLM" style:font-size-complex="12pt" style:font-weight-complex="normal"/>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c3aee" officeooo:paragraph-rsid="048c3aee"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1e980" officeooo:paragraph-rsid="0491e980"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e3fa3" officeooo:paragraph-rsid="048f84e9"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caae3" officeooo:paragraph-rsid="049caae3" style:letter-kerning="true" style:font-size-asian="12pt" style:font-style-asian="normal" style:font-weight-asian="normal" style:font-name-complex="David CLM" style:font-size-complex="12pt" style:font-weight-complex="normal" style:text-emphasize="none"/>
    </style:style>
    <style:style style:name="P10"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d4bca" officeooo:paragraph-rsid="049d4bca" style:letter-kerning="true" style:font-size-asian="12pt" style:font-style-asian="normal" style:font-weight-asian="normal" style:font-name-complex="David CLM" style:font-size-complex="12pt" style:font-weight-complex="normal" style:text-emphasize="none"/>
    </style:style>
    <style:style style:name="P11" style:family="paragraph" style:parent-style-name="Text_20_body">
      <style:text-properties style:font-name="David CLM" officeooo:rsid="0453e40f" officeooo:paragraph-rsid="0453e40f" style:font-name-complex="David CLM"/>
    </style:style>
    <style:style style:name="P12" style:family="paragraph" style:parent-style-name="Text_20_body">
      <style:text-properties style:font-name="David CLM" officeooo:rsid="0477218e" officeooo:paragraph-rsid="0477218e" style:font-name-complex="David CLM"/>
    </style:style>
    <style:style style:name="P13" style:family="paragraph" style:parent-style-name="Text_20_body">
      <style:text-properties style:font-name="David CLM" officeooo:rsid="0477218e" officeooo:paragraph-rsid="0478f707" style:font-name-complex="David CLM"/>
    </style:style>
    <style:style style:name="P14" style:family="paragraph" style:parent-style-name="Text_20_body">
      <style:text-properties style:font-name="David CLM" officeooo:rsid="047c12d1" officeooo:paragraph-rsid="047c12d1" style:font-name-complex="David CLM"/>
    </style:style>
    <style:style style:name="P15" style:family="paragraph" style:parent-style-name="Text_20_body">
      <style:text-properties style:font-name="David CLM" officeooo:rsid="04811af8" officeooo:paragraph-rsid="04811af8" style:font-name-complex="David CLM"/>
    </style:style>
    <style:style style:name="P16" style:family="paragraph" style:parent-style-name="Text_20_body">
      <style:text-properties style:font-name="David CLM" officeooo:rsid="04816049" officeooo:paragraph-rsid="04816049" style:font-name-complex="David CLM"/>
    </style:style>
    <style:style style:name="P17" style:family="paragraph" style:parent-style-name="Text_20_body">
      <style:text-properties style:font-name="David CLM" officeooo:rsid="04822547" officeooo:paragraph-rsid="04840417" style:font-name-complex="David CLM"/>
    </style:style>
    <style:style style:name="P18" style:family="paragraph" style:parent-style-name="Text_20_body">
      <style:text-properties style:font-name="David CLM" officeooo:rsid="04840417" officeooo:paragraph-rsid="04840417" style:font-name-complex="David CLM"/>
    </style:style>
    <style:style style:name="P19" style:family="paragraph" style:parent-style-name="Text_20_body">
      <style:text-properties style:font-name="David CLM" officeooo:rsid="0487a842" officeooo:paragraph-rsid="0487a842" style:font-name-complex="David CLM"/>
    </style:style>
    <style:style style:name="P20" style:family="paragraph" style:parent-style-name="Text_20_body">
      <style:text-properties style:font-name="David CLM" officeooo:rsid="0487ea6a" officeooo:paragraph-rsid="0487ea6a" style:font-name-complex="David CLM"/>
    </style:style>
    <style:style style:name="P21" style:family="paragraph" style:parent-style-name="Text_20_body">
      <style:text-properties style:font-name="David CLM" officeooo:rsid="0487fa1f" officeooo:paragraph-rsid="0487fa1f" style:font-name-complex="David CLM"/>
    </style:style>
    <style:style style:name="P22" style:family="paragraph" style:parent-style-name="Text_20_body">
      <style:text-properties style:font-name="David CLM" officeooo:rsid="02d00e5f" officeooo:paragraph-rsid="032aa1da" style:font-name-complex="David CLM"/>
    </style:style>
    <style:style style:name="P23" style:family="paragraph" style:parent-style-name="Text_20_body">
      <style:text-properties officeooo:rsid="049d4bca" officeooo:paragraph-rsid="049d4bca"/>
    </style:style>
    <style:style style:name="P24" style:family="paragraph" style:parent-style-name="Text_20_body">
      <style:paragraph-properties fo:margin-top="0in" fo:margin-bottom="0in" loext:contextual-spacing="false"/>
      <style:text-properties officeooo:paragraph-rsid="049d4bca"/>
    </style:style>
    <style:style style:name="P25" style:family="paragraph" style:parent-style-name="Heading_20_2">
      <style:text-properties style:font-name="David CLM" fo:font-weight="bold" officeooo:rsid="049e97f6" officeooo:paragraph-rsid="049e97f6" style:font-weight-asian="bold" style:font-name-complex="David CLM" style:font-weight-complex="bold"/>
    </style:style>
    <style:style style:name="P26" style:family="paragraph" style:parent-style-name="Heading_20_2">
      <style:text-properties style:font-name="David CLM" fo:font-weight="bold" officeooo:paragraph-rsid="0487a842" style:font-weight-asian="bold" style:font-name-complex="David CLM"/>
    </style:style>
    <style:style style:name="P27" style:family="paragraph" style:parent-style-name="Heading_20_2">
      <style:text-properties style:use-window-font-color="true" style:text-outline="false" style:text-line-through-style="none" style:text-line-through-type="none" style:font-name="David CLM" fo:font-size="12pt" fo:font-style="normal" fo:text-shadow="none" style:text-underline-style="none" fo:font-weight="normal" officeooo:rsid="04a0882f" officeooo:paragraph-rsid="04a0882f" style:letter-kerning="true" style:font-size-asian="12pt" style:font-style-asian="normal" style:font-weight-asian="normal" style:font-name-complex="David CLM" style:font-size-complex="12pt" style:font-weight-complex="normal" style:text-emphasize="none"/>
    </style:style>
    <style:style style:name="P28" style:family="paragraph" style:parent-style-name="Heading_20_2">
      <style:paragraph-properties fo:margin-left="0in" fo:margin-right="0in" fo:margin-top="0in" fo:margin-bottom="0in" loext:contextual-spacing="false" fo:text-indent="0in" style:auto-text-indent="false"/>
      <style:text-properties officeooo:paragraph-rsid="04a0882f"/>
    </style:style>
    <style:style style:name="P29" style:family="paragraph" style:parent-style-name="Standard">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b1c1f6"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Standard">
      <style:text-properties officeooo:paragraph-rsid="04b1c1f6"/>
    </style:style>
    <style:style style:name="P31" style:family="paragraph" style:parent-style-name="Text_20_body" style:list-style-name="L1">
      <style:text-properties style:font-name="David CLM" officeooo:rsid="047c12d1" officeooo:paragraph-rsid="047c12d1" style:font-name-complex="David CLM"/>
    </style:style>
    <style:style style:name="P32" style:family="paragraph" style:parent-style-name="Text_20_body" style:list-style-name="L2">
      <style:text-properties style:font-name="David CLM" officeooo:rsid="04840417" officeooo:paragraph-rsid="04840417" style:font-name-complex="David CLM"/>
    </style:style>
    <style:style style:name="P33" style:family="paragraph" style:parent-style-name="Text_20_body" style:list-style-name="L3">
      <style:text-properties style:font-name="David CLM" officeooo:rsid="0487a842" officeooo:paragraph-rsid="0487a842" style:font-name-complex="David CLM"/>
    </style:style>
    <style:style style:name="P34" style:family="paragraph" style:parent-style-name="Text_20_body" style:list-style-name="L4">
      <style:text-properties officeooo:paragraph-rsid="048f84e9"/>
    </style:style>
    <style:style style:name="P35" style:family="paragraph" style:parent-style-name="Text_20_body" style:list-style-name="L4">
      <style:text-properties officeooo:rsid="048f84e9" officeooo:paragraph-rsid="04938c07"/>
    </style:style>
    <style:style style:name="P36" style:family="paragraph" style:parent-style-name="Text_20_body" style:list-style-name="L4">
      <style:text-properties officeooo:rsid="048f84e9" officeooo:paragraph-rsid="04956f3a"/>
    </style:style>
    <style:style style:name="P37" style:family="paragraph" style:parent-style-name="Text_20_body" style:list-style-name="L4">
      <style:text-properties style:use-window-font-color="true" style:text-outline="false" style:text-line-through-style="none" style:text-line-through-type="none" style:font-name="David CLM" fo:font-size="12pt" fo:font-style="normal" fo:text-shadow="none" style:text-underline-style="none" fo:font-weight="normal" officeooo:rsid="048f84e9" officeooo:paragraph-rsid="048f84e9"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Text_20_body" style:list-style-name="L7">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39"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e3fa3" officeooo:paragraph-rsid="048e3fa3"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Text_20_body" style:list-style-name="L5">
      <style:text-properties officeooo:rsid="04956f3a" officeooo:paragraph-rsid="049af388"/>
    </style:style>
    <style:style style:name="P41" style:family="paragraph" style:parent-style-name="Text_20_body">
      <style:text-properties officeooo:paragraph-rsid="049706fb"/>
    </style:style>
    <style:style style:name="P42" style:family="paragraph" style:parent-style-name="Text_20_body">
      <style:text-properties officeooo:rsid="049181e8" officeooo:paragraph-rsid="049181e8"/>
    </style:style>
    <style:style style:name="P43" style:family="paragraph" style:parent-style-name="Text_20_body">
      <style:text-properties officeooo:rsid="04b47dbe" officeooo:paragraph-rsid="04b47dbe"/>
    </style:style>
    <style:style style:name="P44" style:family="paragraph" style:parent-style-name="Text_20_body">
      <style:text-properties officeooo:paragraph-rsid="049181e8"/>
    </style:style>
    <style:style style:name="P45" style:family="paragraph" style:parent-style-name="Text_20_body">
      <style:text-properties officeooo:paragraph-rsid="049af388"/>
    </style:style>
    <style:style style:name="P46" style:family="paragraph" style:parent-style-name="בולט" style:list-style-name="WWNum1">
      <style:text-properties officeooo:paragraph-rsid="04b1c1f6"/>
    </style:style>
    <style:style style:name="P47" style:family="paragraph" style:parent-style-name="בולט" style:list-style-name="">
      <style:paragraph-properties fo:margin-left="0.25in" fo:margin-right="0in" fo:text-indent="-0.25in" style:auto-text-indent="false"/>
      <style:text-properties officeooo:paragraph-rsid="04b1c1f6"/>
    </style:style>
    <style:style style:name="P48" style:family="paragraph" style:parent-style-name="הוכחה">
      <style:text-properties officeooo:paragraph-rsid="04b1c1f6"/>
    </style:style>
    <style:style style:name="P49" style:family="paragraph" style:parent-style-name="הוכחה_20_-_20_משל">
      <style:text-properties officeooo:paragraph-rsid="04b1c1f6"/>
    </style:style>
    <style:style style:name="P50" style:family="paragraph" style:parent-style-name="חצי_20_שורה">
      <style:text-properties officeooo:paragraph-rsid="04b1c1f6"/>
    </style:style>
    <style:style style:name="T1" style:family="text">
      <style:text-properties fo:font-weight="bold" style:font-weight-asian="bold" style:font-weight-complex="bold"/>
    </style:style>
    <style:style style:name="T2" style:family="text">
      <style:text-properties fo:font-weight="bold" officeooo:rsid="04781925" style:font-weight-asian="bold" style:font-weight-complex="bold"/>
    </style:style>
    <style:style style:name="T3" style:family="text">
      <style:text-properties fo:font-weight="bold" officeooo:rsid="04840417" style:font-weight-asian="bold" style:font-weight-complex="bold"/>
    </style:style>
    <style:style style:name="T4" style:family="text">
      <style:text-properties fo:font-weight="bold" officeooo:rsid="046256f9" style:font-weight-asian="bold" style:font-weight-complex="bold"/>
    </style:style>
    <style:style style:name="T5" style:family="text">
      <style:text-properties fo:font-weight="bold" officeooo:rsid="046424d1" style:font-weight-asian="bold" style:font-weight-complex="bold"/>
    </style:style>
    <style:style style:name="T6" style:family="text">
      <style:text-properties fo:font-weight="bold" officeooo:rsid="04b1c1f6" style:font-weight-asian="bold" style:font-weight-complex="bold"/>
    </style:style>
    <style:style style:name="T7" style:family="text">
      <style:text-properties fo:font-weight="bold" officeooo:rsid="04b66caf" style:font-weight-asian="bold" style:font-weight-complex="bold"/>
    </style:style>
    <style:style style:name="T8"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T9"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e3fa3" style:letter-kerning="true" style:font-size-asian="12pt" style:font-style-asian="normal" style:font-weight-asian="normal" style:font-name-complex="David CLM" style:font-size-complex="12pt" style:font-weight-complex="normal" style:text-emphasize="none"/>
    </style:style>
    <style:style style:name="T1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f5452" style:letter-kerning="true" style:font-size-asian="12pt" style:font-style-asian="normal" style:font-weight-asian="normal" style:font-name-complex="David CLM" style:font-size-complex="12pt" style:font-weight-complex="normal" style:text-emphasize="none"/>
    </style:style>
    <style:style style:name="T1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f84e9" style:letter-kerning="true" style:font-size-asian="12pt" style:font-style-asian="normal" style:font-weight-asian="normal" style:font-name-complex="David CLM" style:font-size-complex="12pt" style:font-weight-complex="normal" style:text-emphasize="none"/>
    </style:style>
    <style:style style:name="T1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30588" style:letter-kerning="true" style:font-size-asian="12pt" style:font-style-asian="normal" style:font-weight-asian="normal" style:font-name-complex="David CLM" style:font-size-complex="12pt" style:font-weight-complex="normal" style:text-emphasize="none"/>
    </style:style>
    <style:style style:name="T1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3666e" style:letter-kerning="true" style:font-size-asian="12pt" style:font-style-asian="normal" style:font-weight-asian="normal" style:font-name-complex="David CLM" style:font-size-complex="12pt" style:font-weight-complex="normal"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56f3a" style:letter-kerning="true" style:font-size-asian="12pt" style:font-style-asian="normal" style:font-weight-asian="normal" style:font-name-complex="David CLM" style:font-size-complex="12pt" style:font-weight-complex="normal"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5df41" style:letter-kerning="true" style:font-size-asian="12pt" style:font-style-asian="normal" style:font-weight-asian="normal" style:font-name-complex="David CLM" style:font-size-complex="12pt" style:font-weight-complex="normal"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af388" style:letter-kerning="true" style:font-size-asian="12pt" style:font-style-asian="normal" style:font-weight-asian="normal" style:font-name-complex="David CLM" style:font-size-complex="12pt" style:font-weight-complex="normal"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d4bca" style:letter-kerning="true" style:font-size-asian="12pt" style:font-style-asian="normal" style:font-weight-asian="normal" style:font-name-complex="David CLM" style:font-size-complex="12pt" style:font-weight-complex="normal"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caae3" style:letter-kerning="true" style:font-size-asian="12pt" style:font-style-asian="normal" style:font-weight-asian="normal" style:font-name-complex="David CLM" style:font-size-complex="12pt" style:font-weight-complex="normal"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a0882f" style:letter-kerning="true" style:font-size-asian="12pt" style:font-style-asian="normal" style:font-weight-asian="normal" style:font-name-complex="David CLM" style:font-size-complex="12pt" style:font-weight-complex="normal"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a190a3" style:letter-kerning="true" style:font-size-asian="12pt" style:font-style-asian="normal" style:font-weight-asian="normal" style:font-name-complex="David CLM" style:font-size-complex="12pt" style:font-weight-complex="normal"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b1f920" style:letter-kerning="true" style:font-size-asian="12pt" style:font-style-asian="normal" style:font-weight-asian="normal" style:font-name-complex="David CLM" style:font-size-complex="12pt" style:font-weight-complex="normal"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b2204e" style:letter-kerning="true" style:font-size-asian="12pt" style:font-style-asian="normal" style:font-weight-asian="normal" style:font-name-complex="David CLM" style:font-size-complex="12pt" style:font-weight-complex="normal"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b3cafb" style:letter-kerning="true" style:font-size-asian="12pt" style:font-style-asian="normal" style:font-weight-asian="normal" style:font-name-complex="David CLM" style:font-size-complex="12pt" style:font-weight-complex="normal"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b8c896" style:letter-kerning="true" style:font-size-asian="12pt" style:font-style-asian="normal" style:font-weight-asian="normal" style:font-name-complex="David CLM" style:font-size-complex="12pt" style:font-weight-complex="normal"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b93e35" style:letter-kerning="true" style:font-size-asian="12pt" style:font-style-asian="normal" style:font-weight-asian="normal" style:font-name-complex="David CLM" style:font-size-complex="12pt" style:font-weight-complex="normal"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b94b28" style:letter-kerning="true" style:font-size-asian="12pt" style:font-style-asian="normal" style:font-weight-asian="normal" style:font-name-complex="David CLM" style:font-size-complex="12pt" style:font-weight-complex="normal"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2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style-complex="normal" style:font-weight-complex="normal" style:text-emphasize="none"/>
    </style:style>
    <style:style style:name="T30"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1" style:family="text">
      <style:text-properties style:use-window-font-color="true" style:text-outline="false" style:text-line-through-style="none" style:text-line-through-type="none" style:font-name="David CLM" fo:font-size="12pt" fo:font-style="normal" fo:text-shadow="none" style:text-underline-style="none" fo:font-weight="bold" officeooo:rsid="04b3cafb" style:letter-kerning="true" style:font-size-asian="12pt" style:font-style-asian="normal" style:font-weight-asian="bold" style:font-name-complex="David CLM" style:font-size-complex="12pt" style:font-weight-complex="bold" style:text-emphasize="none"/>
    </style:style>
    <style:style style:name="T32" style:family="text">
      <style:text-properties style:use-window-font-color="true" style:text-outline="false" style:text-line-through-style="none" style:text-line-through-type="none" style:font-name="David CLM" fo:font-size="12pt" fo:font-style="normal" fo:text-shadow="none" style:text-underline-style="none" fo:font-weight="bold" officeooo:rsid="04956f3a" style:letter-kerning="true" style:font-size-asian="12pt" style:font-style-asian="normal" style:font-weight-asian="bold" style:font-name-complex="David CLM" style:font-size-complex="12pt" style:font-weight-complex="bold"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8f84e9" style:letter-kerning="true" style:font-size-asian="12pt" style:font-style-asian="italic" style:font-weight-asian="normal" style:font-name-complex="David CLM" style:font-size-complex="12pt" style:font-style-complex="italic" style:font-weight-complex="normal" style:text-emphasize="none"/>
    </style:style>
    <style:style style:name="T3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91e980" style:letter-kerning="true" style:font-size-asian="12pt" style:font-style-asian="italic" style:font-weight-asian="normal" style:font-name-complex="David CLM" style:font-size-complex="12pt" style:font-style-complex="italic" style:font-weight-complex="normal" style:text-emphasize="none"/>
    </style:style>
    <style:style style:name="T36"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930588" style:letter-kerning="true" style:font-size-asian="12pt" style:font-style-asian="italic" style:font-weight-asian="normal" style:font-name-complex="David CLM" style:font-size-complex="12pt" style:font-style-complex="italic" style:font-weight-complex="normal" style:text-emphasize="none"/>
    </style:style>
    <style:style style:name="T37"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b1f920" style:letter-kerning="true" style:font-size-asian="12pt" style:font-style-asian="italic" style:font-weight-asian="normal" style:font-name-complex="David CLM" style:font-size-complex="12pt" style:font-style-complex="italic" style:font-weight-complex="normal" style:text-emphasize="none"/>
    </style:style>
    <style:style style:name="T3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39"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40" style:family="text">
      <style:text-properties style:text-outline="false" style:text-line-through-style="none" style:text-line-through-type="none" fo:font-style="normal" fo:text-shadow="none" style:text-underline-style="none" officeooo:rsid="046256f9" style:letter-kerning="true" style:font-style-asian="normal" style:text-emphasize="none"/>
    </style:style>
    <style:style style:name="T41" style:family="text">
      <style:text-properties style:text-outline="false" style:text-line-through-style="none" style:text-line-through-type="none" fo:font-style="normal" fo:text-shadow="none" style:text-underline-style="none" officeooo:rsid="048c8739" style:letter-kerning="true" style:font-style-asian="normal" style:text-emphasize="none"/>
    </style:style>
    <style:style style:name="T42" style:family="text">
      <style:text-properties style:text-outline="false" style:text-line-through-style="none" style:text-line-through-type="none" fo:font-style="normal" fo:text-shadow="none" style:text-underline-style="none" officeooo:rsid="0491e980" style:letter-kerning="true" style:font-style-asian="normal" style:text-emphasize="none"/>
    </style:style>
    <style:style style:name="T43" style:family="text">
      <style:text-properties style:text-outline="false" style:text-line-through-style="none" style:text-line-through-type="none" fo:font-style="italic" fo:text-shadow="none" style:text-underline-style="none" style:letter-kerning="true" style:font-style-asian="italic" style:font-style-complex="italic" style:text-emphasize="none"/>
    </style:style>
    <style:style style:name="T44" style:family="text">
      <style:text-properties fo:font-style="italic" style:font-style-asian="italic" style:font-style-complex="italic"/>
    </style:style>
    <style:style style:name="T45" style:family="text">
      <style:text-properties officeooo:rsid="046256f9" style:font-weight-complex="bold"/>
    </style:style>
    <style:style style:name="T46" style:family="text">
      <style:text-properties officeooo:rsid="046424d1" style:font-weight-complex="bold"/>
    </style:style>
    <style:style style:name="T47" style:family="text">
      <style:text-properties officeooo:rsid="0487a842" style:font-weight-complex="bold"/>
    </style:style>
    <style:style style:name="T48" style:family="text">
      <style:text-properties officeooo:rsid="048b2290" style:font-weight-complex="bold"/>
    </style:style>
    <style:style style:name="T49" style:family="text">
      <style:text-properties officeooo:rsid="04736153"/>
    </style:style>
    <style:style style:name="T50" style:family="text">
      <style:text-properties officeooo:rsid="04781925"/>
    </style:style>
    <style:style style:name="T51" style:family="text">
      <style:text-properties officeooo:rsid="047feda3"/>
    </style:style>
    <style:style style:name="T52" style:family="text">
      <style:text-properties officeooo:rsid="04816049"/>
    </style:style>
    <style:style style:name="T53" style:family="text">
      <style:text-properties officeooo:rsid="04840417"/>
    </style:style>
    <style:style style:name="T54" style:family="text">
      <style:text-properties officeooo:rsid="0488c8ae"/>
    </style:style>
    <style:style style:name="T55" style:family="text">
      <style:text-properties officeooo:rsid="0489b256"/>
    </style:style>
    <style:style style:name="T56" style:family="text">
      <style:text-properties officeooo:rsid="04a39045"/>
    </style:style>
    <style:style style:name="T57" style:family="text">
      <style:text-properties style:text-position="sub 58%"/>
    </style:style>
    <style:style style:name="T58" style:family="text">
      <style:text-properties style:text-position="super 58%"/>
    </style:style>
    <style:style style:name="T59" style:family="text">
      <style:text-properties officeooo:rsid="04b1c1f6"/>
    </style:style>
    <style:style style:name="T60" style:family="text">
      <style:text-properties officeooo:rsid="04b2204e"/>
    </style:style>
    <style:style style:name="T61" style:family="text">
      <style:text-properties officeooo:rsid="04b8c896"/>
    </style:style>
    <style:style style:name="T62" style:family="text">
      <style:text-properties officeooo:rsid="04b93e35"/>
    </style:style>
    <style:style style:name="T63" style:family="text">
      <style:text-properties officeooo:rsid="04b94b2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חלוקת</text:span><text:span text:style-name="T5">-</text:span><text:span text:style-name="T4">עוגה ללא קנאה</text:span></text:h>
      <text:p text:style-name="P11"><text:span text:style-name="T49">כפי שכבר רמזנו, חלוקה ללא קנאה היא קשה יותר מחלוקה פרופורציונלית.</text:span> <text:span text:style-name="T49">האלגוריתמים שראינו למעלה לא מבטיחים שלא תהיה קנאה - קל למצוא דוגמאות-הרצה שבהן מישהו מקנא באחרים. <text:s/>הבעיה של חלוקה ללא-קנאה היתה פתוחה במשך שנים רבות, ולמעשה עדיין אין לה פתרון מושלם. אנחנו נראה כמה פתרונות חלקיים, לכל אחד יש יתרונות וחסרונות.</text:span></text:p>
      <text:p text:style-name="P13">מה עושים כשנתקלים בבעיה קשה? מנסים קודם-כל למצוא פתרונות במקרים פרטיים.</text:p>
      <text:p text:style-name="P13">נתחיל מהמקרה הפרטי של <text:span text:style-name="T1">שלושה שחקנים</text:span>. נניח שאנחנו מתחילים כמו באלגוריתם "חתוך ובחר": מבקשים משחקן אחד (נניח, עמי) לחלק את העוגה לשלושה חלקים שווים בעיניו, ומבקשים משני השחקנים האחרים (תמי ורמי) לבחור את הפרוסה הטובה ביותר בעיניהם. המקרה הקל הוא, שתמי ורמי בוחרים פרוסות שונות - אז כל אחד לוקח את הפרוסה שבחר, ועמי את הפרוסה השלישית, ואף אחד לא מקנא באחרים.</text:p>
      <text:p text:style-name="P12">אבל מה אם <text:span text:style-name="T50">רמי ותמי</text:span> בוחרים <text:span text:style-name="T50">את </text:span>אותה פרוסה?<text:span text:style-name="T50"> - אז כנראה שהפרוסה הזאת היא גדולה מדי - צריך "לקצץ" אותה. נבקש מתמי (נניח) לקצץ את הפרוסה כך שתהיה בעיניה </text:span><text:span text:style-name="T2">שווה </text:span><text:span text:style-name="T50">לפרוסה השניה. עכשיו אנחנו בטוחים שקיימת חלוקה ללא קנאה.</text:span></text:p>
      <text:p text:style-name="P14">מדוע? כדי להבין את זה נצייר <text:span text:style-name="T1">גרף דו-צדדי</text:span> שבו, בצד אחד יש שחקנים ובצד השני יש פרוסות. נצייר קשת משחקן לפרוסה, אם השחקן חושב שהפרוסה היא "טובה ביותר". חלוקה ללא-קנאה שקולה ל<text:span text:style-name="T44">שידוך מושלם</text:span> בגרף זה.</text:p>
      <text:p text:style-name="P14">אחרי החלוקה הראשונית, הגרף נראה בערך כך: </text:p>
      <text:list xml:id="list3279526787" text:style-name="L1">
        <text:list-item>
          <text:p text:style-name="P31">עמי -&gt; 1, 2, 3 <text:s/>(כי מבחינת עמי, כל הפרוסות הן "טובות ביותר").</text:p>
        </text:list-item>
        <text:list-item>
          <text:p text:style-name="P31">תמי -&gt; 1, <text:s/>רמי -&gt; 1 <text:s/>(כי מבחינת תמי ורמי, יש פרוסה אחת שהיא ה"טובה ביותר", נניח שזו פרוסה מספר 1).</text:p>
        </text:list-item>
      </text:list>
      <text:p text:style-name="P14">אחרי הקיצוץ של תמי, הגרף נראה בערך כך:</text:p>
      <text:list xml:id="list154911319014977" text:continue-numbering="true" text:style-name="L1">
        <text:list-item>
          <text:p text:style-name="P31">עמי -&gt; 2, 3 <text:s/>(כי תמי קיצצה את פרוסה 1, אז עכשיו רק 2,3 הן טובות ביותר).</text:p>
        </text:list-item>
        <text:list-item>
          <text:p text:style-name="P31">תמי -&gt; 1 ,2 (כי תמי קיצצה את 1 כך שתהיה שווה לפרוסה השניה הטובה ביותר, נניח שזו היתה 2).</text:p>
        </text:list-item>
        <text:list-item>
          <text:p text:style-name="P31">רמי -&gt; לא ידוע (ייתכן שהוא עדיין חושב ש-1 היא הטובה ביותר, וייתכן שלא).</text:p>
        </text:list-item>
      </text:list>
      <text:p text:style-name="P14">בכל מקרה, לא משנה לאן רמי מצביע, קיים שידוך מושלם בגרף<text:span text:style-name="T51">; אפשר למצוא אותו ע"י בחירה לאחר - רמי יבחר את הפרוסה הטובה ביותר בעיניו, תמי תבחר את פרוסה 1 אם היא נשארה ואחרת את פרוסה 2, ולעמי בטוח תישאר פרוסה אחת טובה-ביותר לבחור.</text:span></text:p>
      <text:p text:style-name="P15">אז מצאנו חלוקה ללא קנאה, <text:span text:style-name="T52">אבל נשארה שארית - שתמי קיצצה מפרוסה 1. מה נעשה איתה?</text:span></text:p>
      <text:p text:style-name="P16">אפשר לנסות לחלק אותה שוב באותו אופן, אבל אז שוב עלולה להישאר שארית...</text:p>
      <text:p text:style-name="P17">הפתרון נמצא ע"י המתמטיקאים סלפרידג' וקונוויי (Selfridge, Conway) בשנת 1960<text:span text:style-name="T53">. הם שמו לב, שאחרי החלוקה הראשונה, לעמי יש יתרון על מי שבחר את פרוסה 1 (הפרוסה המקוצצת). נניח לצורך הדיון </text:span><text:soft-page-break/><text:span text:style-name="T53">שתמי בחרה את פרוסה 1 המקוצצת. <text:s text:c="2"/>כיוון שהפרוסה של עמי שווה כמו פרוסה 1 לפני הקיצוץ, הרי שעכשיו עמי לא יקנא בתמי בשום מקרה, גם אם היא תקבל את </text:span><text:span text:style-name="T3">כל</text:span><text:span text:style-name="T53"> השארית. לפי הרעיון הזה, אפשר לחלק את השארית באופן הבא: </text:span></text:p>
      <text:list xml:id="list2249691310" text:style-name="L2">
        <text:list-item>
          <text:p text:style-name="P32">רמי מחלק את השארית לשלושה חלקים שווים בעיניו;</text:p>
        </text:list-item>
        <text:list-item>
          <text:p text:style-name="P32">השחקנים בוחרים פרוסות לפי הסדר: תמי - עמי - רמי.</text:p>
        </text:list-item>
      </text:list>
      <text:p text:style-name="P18">תמי לא מקנאת כי היא בחרה ראשונה, עמי לא מקנא בתמי (כמו שהזכרנו) וגם ברמי (כי הוא בחר לפניו), ורמי לא מקנא כי כל הפרוסות שוות בעיניו.</text:p>
      <text:p text:style-name="P18">מצאנו חלוקה ללא קנאה של כל העוגה!</text:p>
      <text:p text:style-name="P19">זה מעורר כמה שאלות:</text:p>
      <text:list xml:id="list596952785" text:style-name="L3">
        <text:list-item>
          <text:p text:style-name="P33">מה קורה כשיש 4 שחקנים או יותר? </text:p>
        </text:list-item>
        <text:list-item>
          <text:p text:style-name="P33">ומה אם רוצים שהפרוסות יהיו קשירות - כמו באלגוריתמים "המפחית האחרון" ו"אבן פז"?</text:p>
        </text:list-item>
      </text:list>
      <text:p text:style-name="P20">עבור 4 שחקנים או יותר, ישנם כמה אלגוריתמים לחלוקה ללא קנאה, אבל הם מאד מסובכים, וגם זמן-הריצה שלהם מאד גבוה (ראו במאמרים להרחבה).</text:p>
      <text:p text:style-name="P21">עבור פרוסות קשירות, בכלל לא קיים אלגוריתם סופי המוצא חלוקה ללא קנאה, אפילו עבור 3 שחקנים!</text:p>
      <text:p text:style-name="P21"><text:span text:style-name="T55">בסעיף הבא </text:span>נראה אלגוריתם המוצא חלוקה ללא-קנאה בקירוב<text:span text:style-name="T54">.</text:span></text:p>
      <text:p text:style-name="P26"><text:span text:style-name="T45">חלוקת</text:span><text:span text:style-name="T46">-</text:span><text:span text:style-name="T45">עוגה </text:span><text:span text:style-name="T48">כמעט-</text:span><text:span text:style-name="T45">ללא</text:span><text:span text:style-name="T48">-</text:span><text:span text:style-name="T45">קנאה</text:span><text:span text:style-name="T47"> עם פרוסות קשירות</text:span></text:p>
      <text:p text:style-name="P3"><text:span text:style-name="T40">ה</text:span><text:span text:style-name="T39">רעיון באלגוריתם זה הוא להסתכל על </text:span><text:span text:style-name="T38">כל</text:span><text:span text:style-name="T39"> החלוקות הקשירות של עוגה. שוב, נתחיל משלושה שחקנים. נניח שהעוגה היא הקטע [0,1]. </text:span></text:p>
      <text:p text:style-name="P6">כל חלוקה קשירה של העוגה לשלושה קטעים, ניתן לייצג ע"י שלושה מספרים המייצגים את אורכי הקטעים. סכום המספרים הוא 1.</text:p>
      <text:p text:style-name="P3"><text:span text:style-name="T43">שאלה</text:span><text:span text:style-name="T39">: איך נראית קבוצת כל השלשות של מספרים</text:span><text:span text:style-name="T41"> החיוביים</text:span><text:span text:style-name="T39"> שסכומם הוא 1?</text:span></text:p>
      <text:p text:style-name="P3"><text:span text:style-name="T43">תשובה</text:span><text:span text:style-name="T39">: משולש!</text:span><text:span text:style-name="T41"> תחשבו על המרחב התלת-מימדי, ותדמיינו משולש שהקודקודים שלו הם: (1,0,0), (0,1,0), (0,0,1).</text:span></text:p>
      <text:p text:style-name="P7">מה קורה כשמספר השחקנים שונה מ-3? </text:p>
      <text:p text:style-name="P7">כשיש 2 שחקנים - מרחב החלוקות הוא קטע 1-ממדי במרחב 2-ממדי;</text:p>
      <text:p text:style-name="P7">כשיש 3 שחקנים - מרחב החלוקות הוא משולש2-ממדי במרחב 3-ממדי;</text:p>
      <text:p text:style-name="P5"><text:span text:style-name="T39">כשיש 4 שחקנים - מרחב החלוקות הוא </text:span><text:span text:style-name="T43">טטראדר</text:span><text:span text:style-name="T39"> 3-ממדי במרחב 4-ממדי;</text:span></text:p>
      <text:p text:style-name="P5"><text:span text:style-name="T39">באופן כללי, כשיש n שחקנים - מרחב החלוקות הוא </text:span><text:span text:style-name="T43">סימפלקס</text:span><text:span text:style-name="T39"> n-1-ממדי במרחב n-ממדי.</text:span></text:p>
      <text:p text:style-name="P4"><text:span text:style-name="T39">אז אוסף כל החלוקות הוא </text:span><text:span text:style-name="T42">סימפלקס</text:span><text:span text:style-name="T39">. כל נקודה ב</text:span><text:span text:style-name="T42">סימפלקס</text:span><text:span text:style-name="T39"> מייצגת חלוקה. עבור כל נקודה ב</text:span><text:span text:style-name="T42">סימפלקס</text:span><text:span text:style-name="T39">, אנחנו יכולים לשאול כל אחד מהשחקנים "איזה פרוסה אתה מעדיף - הימנית, האמצעית או השמאלית?". אם מצאנו נקודה שבה כל שחקן נתן תשובה אחרת - יש לנו חלוקה ללא קנאה!</text:span></text:p>
      <text:p text:style-name="P39"><text:soft-page-break/>למצוא נקודה כזאת זה מאד קשה, כי במשולש יש אינסוף נקודות. אבל אנחנו מחפשים חלוקה שהיא "כמעט" ללא קנאה. למשל, נניח שמדובר בחלוקת קרקע, ואנשים לא מתייחסים להבדלים של מילימטר אחד לכאן או לשם. אז מבחינתנו, חלוקה שהיא ללא קנאה "עד כדי מילימטר אחד", היא חלוקה מספיק טובה. </text:p>
      <text:p text:style-name="P8">איך נמצא חלוקה כזאת? <text:span text:style-name="T56">הנה אלגוריתם של סימונס וסוּ (משנת 1999):</text:span></text:p>
      <text:list xml:id="list1251727278" text:style-name="L4">
        <text:list-item>
          <text:p text:style-name="P34"><text:span text:style-name="T10">נחלק את </text:span><text:span text:style-name="T13">סימפלקס</text:span><text:span text:style-name="T10">-החלוקות </text:span><text:span text:style-name="T13">לסימפלקסונים </text:span><text:span text:style-name="T10">קטנים, שאורך הצלע של כל אחד מהם הוא מילימטר. </text:span><text:span text:style-name="T12">התהליך הזה נקרא </text:span><text:span text:style-name="T34">מישלוש </text:span><text:span text:style-name="T12">(triangulation). </text:span><text:span text:style-name="T11">עכשיו יש לנו מספר סופי של נקודות</text:span><text:span text:style-name="T12"> (- קודקודי </text:span><text:span text:style-name="T14">הסימפלקסונים</text:span><text:span text:style-name="T12">)</text:span><text:span text:style-name="T11">. </text:span></text:p>
        </text:list-item>
        <text:list-item>
          <text:p text:style-name="P35"><text:span text:style-name="T9">נשייך כל קודקוד לאחד השחקנים, כך שבכל </text:span><text:span text:style-name="T13">סימפלקס</text:span><text:span text:style-name="T9">ון, כל השחקנים מיוצגים.</text:span></text:p>
        </text:list-item>
        <text:list-item>
          <text:p text:style-name="P37">עבור כל קודקוד, נשאל את השחקן שהקודקוד שייך לו "איזו פרוסה אתה מעדיף - 1 2 או 3?" ונסמן את המספר על הקודקוד.</text:p>
        </text:list-item>
        <text:list-item>
          <text:p text:style-name="P36"><text:span text:style-name="T9">קיבלנו </text:span><text:span text:style-name="T33">תיווי </text:span><text:span text:style-name="T9">(labeling) של המישלוש. נמצא </text:span><text:span text:style-name="T36">סימפלקס</text:span><text:span text:style-name="T33">ון </text:span><text:span text:style-name="T37">מגוון </text:span><text:span text:style-name="T22">– סימפלקסון </text:span><text:span text:style-name="T9">שבו כל </text:span><text:span text:style-name="T15">התויות שונות</text:span><text:span text:style-name="T9">; כל נקודה </text:span><text:span text:style-name="T15">ב</text:span><text:span text:style-name="T13">סימפלקס</text:span><text:span text:style-name="T9">ון הזה </text:span><text:span text:style-name="T16">מייצגת</text:span><text:span text:style-name="T9"> חלוקה ללא-קנאה עד-כדי-מילימטר, כמו שרצינו.</text:span></text:p>
        </text:list-item>
      </text:list>
      <text:p text:style-name="P41"><text:span text:style-name="T12">נשארה רק שאלה אחת - איך אנחנו יודעים שתמיד קיים </text:span><text:span text:style-name="T13">סימפלקס</text:span><text:span text:style-name="T12">ון </text:span><text:span text:style-name="T23">מגוון</text:span><text:span text:style-name="T12">?</text:span></text:p>
      <text:p text:style-name="P42"><text:span text:style-name="T9">לשם כך נלמד לֶמָה מפורסמת ושימושית מאד - הלמה של שפרנר (Sperner's Lemma). </text:span><text:span text:style-name="T15">הלמה הזאת אומרת מתייחסת לסימפלקסים בכל מספר של ממדים. </text:span></text:p>
      <text:p text:style-name="P44"><text:span text:style-name="T31">הגדרה</text:span><text:span text:style-name="T24">. </text:span><text:span text:style-name="T15">נתון מישלוש של סימפלקס עם n קודקודים. תיווי של קדקדי המישלוש נקרא </text:span><text:span text:style-name="T32">תיווי שפרנר (Sperner labeling)</text:span><text:span text:style-name="T15"> אם בכל פאה, הנמצאת בין הקודקודים הראשיים Fi1, Fi2, ..., Fik, מופיעות רק התוויות i1, i2, ..., ik. בפרט:</text:span></text:p>
      <text:p text:style-name="P42"><text:span text:style-name="T15">* בקודקוד הראשי Fi מופיעה התוית i;</text:span></text:p>
      <text:p text:style-name="P42"><text:span text:style-name="T15">* בצלע בין Fi <text:s/>לבין Fj מופיעות רק התויות i ו־j;</text:span></text:p>
      <text:p text:style-name="P42"><text:span text:style-name="T15">* בפאה המשולשת שקודקודיה הם Fi, Fj, Fk, מופיעות רק התויות i, j, k;</text:span></text:p>
      <text:p text:style-name="P42"><text:span text:style-name="T15">וכן הלאה.</text:span></text:p>
      <text:p text:style-name="P43"><text:span text:style-name="T32">ה</text:span><text:span text:style-name="T30">למה של שפרנר</text:span><text:span text:style-name="T9">. בכל תיווי־שפרנר של סימפלקס עם n קודקודים, קיים מספר אי־זוגי של סימפלקסונים מגוונים עם n קודקודים. בפרט, יש לפחות אחד.</text:span></text:p>
      <text:p text:style-name="P48"><text:span text:style-name="T6">הוכ</text:span><text:span text:style-name="T7">חת הלמה של שפרנר</text:span><text:span text:style-name="T59">.</text:span></text:p>
      <text:p text:style-name="P48"><text:span text:style-name="מושג">בסיס</text:span>: עבור n=2, הסימפלקס הוא קטע, בקודקוד אחד כתוב "1" ובקודקוד השני כתוב "2". כשהולכים מקודקוד אחד לכיוון הקודקוד השני, בהכרח עוברים בין "1" ל"2" מספר איזוגי של פעמים. כל מעבר כזה הוא סימפלקסון (עם 2 קודקודים) מגוון.</text:p>
      <text:p text:style-name="P48"><text:span text:style-name="מושג">צעד</text:span>: נניח שהטענה נכונה עבור n. כעת נתון לנו סימפלקס עם n+1 קודקודים, המתוייג בתויות 1,...,n+1. הסימפלקס הגדול מחולק לסימפלקסונים קטנים בני n+1 קודקודים. כל סימפלקסון עם n+1 קודקודים ייקרא "חדר". </text:p>
      <text:p text:style-name="P50"/>
      <text:p text:style-name="P48">לכל חדר יש n+1 פאות; כל פאה היא סימפלקסון עם n קודקודים. כל סימפלקסון עם n קודקודים, המתוייג <text:span text:style-name="הבחנה">בכל</text:span> התויות 1,...,n, ייקרא "דלת". <text:s/></text:p>
      <text:p text:style-name="P50"/>
      <text:p text:style-name="P48">נתבונן תחילה ב<text:span text:style-name="הבחנה">דלתות החיצוניות</text:span> – המקשרות בין חדר כלשהו לבין העולם החיצון. </text:p>
      <text:list xml:id="list4038063753" text:style-name="WWNum1">
        <text:list-item>
          <text:p text:style-name="P46"><text:soft-page-break/>לפי הגדרת תיווי שפרנר, ישנן דלתות חיצוניות <text:span text:style-name="הבחנה">רק</text:span> בפאה הראשית שבין הקודקודים F<text:span text:style-name="T57">1</text:span>,...,F<text:span text:style-name="T57">n</text:span><text:span text:style-name="T58"> </text:span>– זו הפאה היחידה שבה מופיעות התויות 1,...,n; <text:s/>בכל פאה ראשית אחרת מופיע צירוף אחר כלשהו של n תויות.</text:p>
        </text:list-item>
        <text:list-item>
          <text:p text:style-name="P46">הפאה הזו היא סימפלקס עם n קודקודים, המתוייגת בתיווי שפרנר. לכן ניתן להפעיל עליה את הנחת האינדוקציה, ולהסיק שיש בה מספר איזוגי של סימפלקסונים קטנים המתוייגים בכל התויות 1,...,n. לכן בפאה זו יש מספר איזוגי של דלתות.</text:p>
        </text:list-item>
        <text:list-item>
          <text:p text:style-name="P46">לכן, המספר הכולל של דלתות חיצוניות הוא איזוגי.</text:p>
        </text:list-item>
      </text:list>
      <text:p text:style-name="P50"/>
      <text:p text:style-name="P47">כעת נתבונן ב<text:span text:style-name="הבחנה">דלתות הפנימיות</text:span> – המקשרות בין שני חדרים. ישנם שני סוגי חדרים עם דלתות:</text:p>
      <text:list xml:id="list154911654199499" text:continue-numbering="true" text:style-name="WWNum1">
        <text:list-item>
          <text:p text:style-name="P46">אם הקודקוד ה־(n+1), הקודקוד שנמצא מול הדלת, מתוייג ב־ (n+1), אז החדר הוא <text:span text:style-name="הבחנה">סימפלקסון מגוון</text:span>, ויש בו בדיוק <text:span text:style-name="הבחנה">דלת אחת</text:span>.</text:p>
        </text:list-item>
        <text:list-item>
          <text:p text:style-name="P46">אם הקודקוד ה־(n+1) מתוייג במספר אחר כלשהו בין 1 ל־n, אז החדר <text:span text:style-name="הבחנה">אינו</text:span> סימפלקסון מגוון, ויש בו בדיוק <text:span text:style-name="הבחנה">שתי דלתות</text:span>.</text:p>
        </text:list-item>
      </text:list>
      <text:p text:style-name="P50"/>
      <text:p text:style-name="P30">כעת, נספור את כל הדלתות בכל החדרים, כולל הדלתות של האיזור החיצוני. יש לנו:</text:p>
      <text:list xml:id="list154911035611521" text:continue-numbering="true" text:style-name="WWNum1">
        <text:list-item>
          <text:p text:style-name="P46">א. מספר <text:span text:style-name="הבחנה">איזוגי</text:span> כלשהו של דלתות באיזור החיצוני;</text:p>
        </text:list-item>
        <text:list-item>
          <text:p text:style-name="P46">ב. מספר <text:span text:style-name="הבחנה">זוגי</text:span> כלשהו של דלתות בחדרים עם שתי דלתות;</text:p>
        </text:list-item>
        <text:list-item>
          <text:p text:style-name="P46">ג. <text:s/>מספר כלשהו של דלתות בחדרים עם דלת אחת.</text:p>
        </text:list-item>
      </text:list>
      <text:p text:style-name="P50"/>
      <text:p text:style-name="P30">בספירה זו, כל דלת נספרת פעמיים – פעם אחת עבור כל חדר שהיא שייכת אליו. לכן, סכום המספרים א, ב, ג חייב להיות זוגי. כיוון שמספר א איזוגי ומספר ב זוגי, מספר ג חייב להיות איזוגי. לכן, מספר הסימפלקסונים המגוונים הוא איזוגי.</text:p>
      <text:p text:style-name="P49">***</text:p>
      <text:p text:style-name="P29"/>
      <text:p text:style-name="P45"><text:span text:style-name="T17">איך זה עוזר לנו למצוא חלוקה ללא קנאה? - </text:span><text:span text:style-name="T26">התיווי של </text:span><text:span text:style-name="T17">סימפלקסון החלוקות </text:span><text:span text:style-name="T26">הוא תיווי</text:span><text:span text:style-name="T17"> שפרנר:</text:span></text:p>
      <text:list xml:id="list4678053" text:style-name="L7">
        <text:list-item>
          <text:p text:style-name="P38">בכל קודקוד ישנה תוית אחרת: כל קודקוד מתאים לחלוקה שבה פרוסה אחת היא כל העוגה, <text:s/>ושאר הפרוסות ריקות. כיוון שכולם מעדיפים לקבל את כל העוגה על-פני קבוצה ריקה, כל שחקן שהקודקוד הזה ישוייך לו, בהכרח יסמן אותו בתוית המתאימה למספר הקודקוד. למשל הקודקוד (1,0,0) מתאים לחלוקה שבה פרוסה 1 היא כל העוגה, ולכן בהכרח התוית בקודקוד זה תהיה 1. באותו אופן התוית בקודקוד (0,1,0) תהיה 2 והתוית בקודקוד (0,0,1) תהיה 3.</text:p>
        </text:list-item>
        <text:list-item>
          <text:p text:style-name="P38">בכל פאה שבין קודקודים, רק הפרוסות המתאימות לקודקודים הן לא ריקות. לדוגמה, בין קודקוד 1 לקודקוד 2, יש נקודות כגון (0.7,0.3,0) שבה רק פרוסות 1,2 לא ריקות ופרוסה 3 ריקה. בהנחה שאף אחד לא רוצה פרוסה ריקה, התוית בכל הנקודות הללו חייבת להיות 1 או 2.</text:p>
        </text:list-item>
      </text:list>
      <text:p text:style-name="P45"><text:span text:style-name="T27">לכן, לפי הלמה של שפרנר,</text:span><text:span text:style-name="T17"> קיים סימפלקסון </text:span><text:span text:style-name="T25">מגוון</text:span><text:span text:style-name="T17">, והוא מתאים לחלוקה ללא-קנאה-בקירוב כמו שרצינו!</text:span></text:p>
      <text:p text:style-name="P9">האם אפשר למצוא חלוקה שהיא לגמרי ללא-קנאה?</text:p>
      <text:p text:style-name="P10">אם נריץ את האלגוריתם הנ"ל שוב ושוב, ובכל פעם נחלק את סימפלקס-החלוקות לסימפלקסונים יותר ויותר קטנים, נקבל סדרה של חלוקות, שכל אחת מהן יותר ויותר קרובה לחלוקה-ללא-קנאה. התהליך הזה מתכנס לחלוקה שהיא ממש ללא קנאה.</text:p>
      <text:p text:style-name="P23"><text:span text:style-name="T9">אבל, כמו שאתם יודעים, התכנסות </text:span><text:span text:style-name="T21">של תהליך אינסופי </text:span><text:span text:style-name="T9">יכולה לקחת זמן אינסופי.</text:span></text:p>
      <text:p text:style-name="P23"><text:span text:style-name="T9">האם קיים אלגוריתם </text:span><text:span text:style-name="T30">סופי </text:span><text:span text:style-name="T9">המוצא חלוקה ללא קנאה?</text:span></text:p>
      <text:p text:style-name="P24"><text:span text:style-name="T18">התשובה היא לא! זה התגלה בשנת 2008. ניתן לקרוא על זה בויקיפדיה כאן: </text:span><text:span text:style-name="T19">https://en.wikipedia.org/wiki/Envy-free_cake-cutting</text:span></text:p>
      <text:p text:style-name="P25"><text:soft-page-break/>לסיכום</text:p>
      <text:p text:style-name="P27">אם עובדים עם שחקנים שהם "שמחים בחלקם" ורק רוצים לקבל את החלק הפרופורציונלי שלהם - זה יחסית פשוט - אפשר להשיג את זה בזמן O(n log n) ועם פרוסות קשירות.</text:p>
      <text:p text:style-name="P28"><text:span text:style-name="T20">אבל, אם השחקנים קנאים וכל אחד מסתכל על "הדשא של השכן" - המצב הרבה יותר קשה - אין שום אלגוריתם סופי המבטיח לכולם פרוסות קשירות, וגם בלי דרישת הקשירות, האלגוריתמים מאד מסובכים ודורשים המון זמן. "</text:span><text:span text:style-name="T8">קָשָׁה כִשְׁאוֹל קִנְאָה</text:span><text:span text:style-name="T20">"...</text:span></text:p>
      <text:p text:style-name="P27"/>
      <text:p text:style-name="P22">סיכם: אראל סגל-הלוי.</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3" svg:font-family="'Nachlieli CLM'"/>
    <style:font-face style:name="Courier New" svg:font-family="'Courier New'" style:font-adornments="Regular" style:font-pitch="fixed"/>
    <style:font-face style:name="Monospace" svg:font-family="Monospace" style:font-adornments="Regular" style:font-pitch="fixed"/>
    <style:font-face style:name="Nachlieli CLM2" svg:font-family="'Nachlieli CLM'"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הוכחה" style:family="paragraph" style:parent-style-name="Standard" style:default-outline-level="">
      <style:paragraph-properties fo:margin-top="0.0417in" fo:margin-bottom="0in" loext:contextual-spacing="false"/>
    </style:style>
    <style:style style:name="חצי_20_שורה" style:display-name="חצי שורה" style:family="paragraph" style:parent-style-name="Standard" style:default-outline-level="">
      <style:paragraph-properties fo:line-height="0.0972in"/>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הוכחה_20_-_20_משל" style:display-name="הוכחה - משל" style:family="paragraph" style:parent-style-name="הוכחה" style:next-style-name="Standard" style:default-outline-level="">
      <style:paragraph-properties fo:margin-top="0in" fo:margin-bottom="0in" loext:contextual-spacing="false" fo:line-height="0.1252in" fo:text-align="start" style:justify-single-word="false"/>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2-10-24T15:49:00.932032987</dc:date>
    <meta:editing-duration>P8DT16H27M33S</meta:editing-duration>
    <meta:editing-cycles>1099</meta:editing-cycles>
    <dc:creator>Erel Segal-Halevi</dc:creator>
    <meta:document-statistic meta:table-count="0" meta:image-count="0" meta:object-count="0" meta:page-count="5" meta:paragraph-count="84" meta:word-count="1652" meta:character-count="9037" meta:non-whitespace-character-count="7464"/>
  </office:meta>
</office:document-meta>
</file>